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1a2d" officeooo:paragraph-rsid="00091a2d"/>
    </style:style>
    <style:style style:name="P2" style:family="paragraph" style:parent-style-name="Standard">
      <style:paragraph-properties fo:text-align="justify" style:justify-single-word="false"/>
      <style:text-properties officeooo:rsid="00091a2d" officeooo:paragraph-rsid="00091a2d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91a2d" officeooo:paragraph-rsid="00091a2d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ae44e" officeooo:paragraph-rsid="000ae44e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091a2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0ae44e" officeooo:paragraph-rsid="000ae44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0ae44e" officeooo:paragraph-rsid="000c6500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091a2d" officeooo:paragraph-rsid="00091a2d"/>
    </style:style>
    <style:style style:name="T1" style:family="text">
      <style:text-properties officeooo:rsid="00091a2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a2d" style:font-weight-asian="bold" style:font-weight-complex="bold"/>
    </style:style>
    <style:style style:name="T5" style:family="text">
      <style:text-properties officeooo:rsid="000c65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de <text:span text:style-name="T5">A</text:span>lgoritmos y <text:span text:style-name="T5">E</text:span>structuras de <text:span text:style-name="T5">D</text:span>atos</text:p>
      <text:p text:style-name="P1"/>
      <text:h text:style-name="Heading_20_1" text:outline-level="1">Diagramas de flujo y estructuras condicionales</text:h>
      <text:p text:style-name="P2"/>
      <text:p text:style-name="P8">Para todos los ejercicios realizar el diagrama de flujo y el código C correspondiente. </text:p>
      <text:p text:style-name="P8"/>
      <text:p text:style-name="P8"><text:span text:style-name="T3">1)</text:span> Escribir un programa que permita ingresar por teclado la cantidad adquirida de un cierto articulo por un cliente, y el precio unitario correspondiente. En base a ello calcular el costo total. SI este es mayor a 100$, mostrar por pantalla <text:span text:style-name="T2">“El monto total supera el máximo permitido”</text:span>, de lo contrario mostrar <text:span text:style-name="T2">“El monto total es: ”</text:span> seguido del valor del mismo.</text:p>
      <text:p text:style-name="P8"/>
      <text:p text:style-name="P8"><text:span text:style-name="T3">2)</text:span> Escribir un programa que realice el promedio de 4 <text:span text:style-name="T5">números</text:span> enteros ingresados por teclado por el usuario.</text:p>
      <text:p text:style-name="P8"/>
      <text:p text:style-name="P8"><text:span text:style-name="T3">3) </text:span>Escribir un programa en el cual al ingresar tres notas de parciales de un alumno. Calcular su condicionalidad de la siguiente manera:</text:p>
      <text:list xml:id="list2291077371" text:style-name="L2">
        <text:list-item>
          <text:p text:style-name="P5"><text:span text:style-name="T4">Regular</text:span><text:span text:style-name="T1"> en caso que todas las notas sean mayor o igual a 4.</text:span></text:p>
        </text:list-item>
        <text:list-item>
          <text:p text:style-name="P3"><text:span text:style-name="T3">Libre</text:span> en caso que alguna de las notas sean menor a 4.</text:p>
        </text:list-item>
        <text:list-item>
          <text:p text:style-name="P4"><text:span text:style-name="T3">Promocionado</text:span> en caso de que además de ser regular, el promedio de sus notas sea mayor o igual a 7.</text:p>
        </text:list-item>
      </text:list>
      <text:p text:style-name="P6">El programa debe imprimir los carteles “Regular”, “Libre” o “Promocionado” según el caso que corresponda.</text:p>
      <text:p text:style-name="P6"/>
      <text:p text:style-name="P6"><text:span text:style-name="T3">4) </text:span>Usted realizó una inversión cuya ganancia anual es del 15% del valor original. Si el montó de la inversión supera los 500.000 pesos, la ganancia anual será del 20%. Realizar un programa en el cual el usuario ingrese el monto de la inversión e imprima por pantalla el valor de la ganancia <text:span text:style-name="T5">en pesos</text:span>.</text:p>
      <text:p text:style-name="P6"/>
      <text:p text:style-name="P6"><text:span text:style-name="T3">5) </text:span>Por los casos recientes de mala inclusión de jugadores de <text:span text:style-name="T5">fútbol</text:span> en la Copa Liberados de <text:span text:style-name="T5">América</text:span>, se le pide a los alumnos de Algoritmos y Estructuras de Datos de la UNLAR realizar un programa que detecte si un jugador se encuentra habilitado para jugar o no.</text:p>
      <text:p text:style-name="P7">Como el tutor voluntario sabe algo de modelado de software, les comenta que la solución debe ser un programa en el cual <text:span text:style-name="T5">se ingrese primero la cantidad de partidos que un jugador está inhabilitado para jugar, y luego los partidos que efectivamente ya cumplió de sanción. En caso que los partidos inhabilitados sean mayores a los de cumplimiento de sanción, se debe imprimir un cartel que diga “Inhabilitado”, caso contrario se debe imprimir “Habilitado”.</text:span></text:p>
      <text:p text:style-name="P7"><text:span text:style-name="T5">Por ejemplo: el jugador Nuculini adeuda 4 partidos, pero solo cumplió 2 de sanción, por lo que el programa deberá imprimir “Inhabilitado”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9:55:22.648682180</meta:creation-date>
    <dc:date>2018-08-24T20:30:41.262889814</dc:date>
    <meta:editing-duration>PT8M2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392" meta:character-count="2254" meta:non-whitespace-character-count="1878"/>
  </office:meta>
</office:document-meta>
</file>